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paragraph-rsid="05b6d1f3"/>
    </style:style>
    <style:style style:name="P4" style:family="paragraph" style:parent-style-name="Text_20_body">
      <style:text-properties officeooo:paragraph-rsid="05a1cfed"/>
    </style:style>
    <style:style style:name="P5" style:family="paragraph" style:parent-style-name="Text_20_body">
      <style:text-properties officeooo:rsid="05a1cfed" officeooo:paragraph-rsid="05bdad15"/>
    </style:style>
    <style:style style:name="P6" style:family="paragraph" style:parent-style-name="Text_20_body">
      <style:text-properties officeooo:rsid="05bea3e8" officeooo:paragraph-rsid="05bea3e8"/>
    </style:style>
    <style:style style:name="P7" style:family="paragraph" style:parent-style-name="Heading_20_2">
      <style:text-properties officeooo:paragraph-rsid="056043cc"/>
    </style:style>
    <style:style style:name="P8" style:family="paragraph" style:parent-style-name="Heading_20_1">
      <style:paragraph-properties fo:line-height="100%"/>
      <style:text-properties officeooo:rsid="04af6545" officeooo:paragraph-rsid="04af6545"/>
    </style:style>
    <style:style style:name="P9" style:family="paragraph" style:parent-style-name="Heading_20_2">
      <style:text-properties style:font-name="David CLM" fo:font-size="10pt" style:text-underline-style="solid" style:text-underline-type="double" style:text-underline-width="auto" style:text-underline-color="font-color" fo:font-weight="normal" officeooo:rsid="0725b4c7" officeooo:paragraph-rsid="05bfa8bb" style:font-size-asian="10pt" style:font-weight-asian="normal" style:font-name-complex="David CLM" style:font-size-complex="10pt" style:font-weight-complex="normal"/>
    </style:style>
    <style:style style:name="P10" style:family="paragraph" style:parent-style-name="Text_20_body">
      <style:text-properties officeooo:rsid="05d41709" officeooo:paragraph-rsid="05f51028"/>
    </style:style>
    <style:style style:name="P11" style:family="paragraph" style:parent-style-name="Text_20_body">
      <style:text-properties officeooo:rsid="05f51028" officeooo:paragraph-rsid="05f51028"/>
    </style:style>
    <style:style style:name="P12" style:family="paragraph" style:parent-style-name="Text_20_body" style:list-style-name="L8">
      <style:text-properties officeooo:rsid="05f51028" officeooo:paragraph-rsid="05f51028"/>
    </style:style>
    <style:style style:name="P13" style:family="paragraph" style:parent-style-name="Text_20_body">
      <style:text-properties fo:font-size="10pt" officeooo:rsid="05d41709" officeooo:paragraph-rsid="05f51028" style:font-size-asian="10pt" style:font-size-complex="10pt"/>
    </style:style>
    <style:style style:name="P14" style:family="paragraph" style:parent-style-name="Text_20_body">
      <style:text-properties fo:font-size="10pt" officeooo:rsid="05f51028" officeooo:paragraph-rsid="05f51028" style:font-size-asian="10pt" style:font-size-complex="10pt"/>
    </style:style>
    <style:style style:name="P15" style:family="paragraph" style:parent-style-name="Text_20_body" style:list-style-name="L7">
      <style:text-properties officeooo:paragraph-rsid="05f51028"/>
    </style:style>
    <style:style style:name="P16" style:family="paragraph" style:parent-style-name="Text_20_body" style:list-style-name="L8">
      <style:text-properties officeooo:paragraph-rsid="05f510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4e7f806"/>
    </style:style>
    <style:style style:name="T3" style:family="text">
      <style:text-properties officeooo:rsid="05226f8d"/>
    </style:style>
    <style:style style:name="T4" style:family="text">
      <style:text-properties officeooo:rsid="056dcf64"/>
    </style:style>
    <style:style style:name="T5" style:family="text">
      <style:text-properties fo:font-style="italic" officeooo:rsid="05a1cfed" style:font-style-asian="italic" style:font-style-complex="italic"/>
    </style:style>
    <style:style style:name="T6" style:family="text">
      <style:text-properties fo:font-style="italic" officeooo:rsid="05b94141" style:font-style-asian="italic" style:font-style-complex="italic"/>
    </style:style>
    <style:style style:name="T7" style:family="text">
      <style:text-properties officeooo:rsid="05a1cfed"/>
    </style:style>
    <style:style style:name="T8" style:family="text">
      <style:text-properties officeooo:rsid="05b6d1f3"/>
    </style:style>
    <style:style style:name="T9" style:family="text">
      <style:text-properties officeooo:rsid="05b94141"/>
    </style:style>
    <style:style style:name="T10" style:family="text">
      <style:text-properties officeooo:rsid="05bbc548"/>
    </style:style>
    <style:style style:name="T11" style:family="text">
      <style:text-properties officeooo:rsid="05bea3e8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5f51028" style:font-size-asian="12pt" style:font-size-complex="12pt"/>
    </style:style>
    <style:style style:name="T14" style:family="text">
      <style:text-properties officeooo:rsid="05f51028"/>
    </style:style>
    <style:style style:name="T15" style:family="text">
      <style:text-properties fo:font-style="normal" officeooo:rsid="05f51028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3">מטלה</text:span> <text:span text:style-name="T4">- אלגוריתמים מגלי-אמת</text:span></text:h>
      <text:p text:style-name="P7">שאלה<text:span text:style-name="T2"> 3</text:span>: <text:span text:style-name="T10">עידוד השתתפות</text:span></text:p>
      <text:p text:style-name="P3"><text:span text:style-name="T8">תזכורת: אלגוריתם הוא </text:span><text:span text:style-name="T5">מעודד השתתפות </text:span><text:span text:style-name="T7">אם התועלת של כל שחקן המשתתף באלגוריתם היא לפחות 0 <text:line-break/>(אף אחד לא ניזוק מהשתתפות באלגוריתם).</text:span></text:p>
      <text:p text:style-name="P5">נתונה בעיה כללית של החלטה בין אפשרויות שונות (כמו בעיית <text:span text:style-name="T8">"בחירת </text:span>המסעדה<text:span text:style-name="T8">"</text:span> שהודגמה בשיעור).</text:p>
      <text:p text:style-name="P4"><text:span text:style-name="T11">א. הוכיחו, שאם כל שחקן מייחס ערך לפחות 0 לכל אפשרות </text:span><text:span text:style-name="T6">שאינה </text:span><text:span text:style-name="T15">מתחשבת בו</text:span><text:span text:style-name="T9">, אז אלגוריתם VCG מעודד השתתפות.</text:span></text:p>
      <text:p text:style-name="P6">ב. הראו, שאם התנאי לא מתקיים, אז אלגוריתם VCG אינו מעודד השתתפות.</text:p>
      <text:p text:style-name="P10"><text:span text:style-name="T1">פתרון</text:span>: </text:p>
      <text:list xml:id="list1902514874" text:style-name="L7">
        <text:list-item>
          <text:p text:style-name="P15"><text:span text:style-name="T14">צריך להראות, שהתועלת של כל שחקן i היא לפחות 0. נציב ע"פ ההגדרות:</text:span></text:p>
        </text:list-item>
      </text:list>
      <text:p text:style-name="P13"><text:span text:style-name="T14">התועלת של שחקן i <text:s/>= </text:span></text:p>
      <text:p text:style-name="P14">הערך של i <text:s text:c="2"/>– <text:s text:c="2"/>התשלום של שחקן i =</text:p>
      <text:p text:style-name="P14">הערך של i <text:s text:c="2"/>– <text:s text:c="2"/>הסכום של האחרים כשלא מתחשבים ב-i <text:s/>+ הסכום של האחרים כשמתחשבים ב-i = </text:p>
      <text:p text:style-name="P14">הסכום הכולל כשמתחשבים ב-i <text:s text:c="2"/>– <text:s/>הסכום של האחרים כשלא מתחשבים ב-i = </text:p>
      <text:p text:style-name="P14">הסכום הכולל כשמתחשבים ב-i <text:s text:c="2"/>– <text:s/>(הסכום הכולל כשלא מתחשבים ב-i <text:s/>- הערך של i כשלא מתחשבים בו) = </text:p>
      <text:p text:style-name="P14">(הסכום הכולל כשמתחשבים ב-i – הסכום הכולל כשלא מתחשבים ב-i) + (הערך של i כשלא מתחשבים בו).</text:p>
      <text:list xml:id="list2656668270" text:style-name="L8">
        <text:list-item>
          <text:p text:style-name="P16"><text:span text:style-name="T13">הביטוי בסוגריים הימניים הוא לפחות 0, כי הסכום הכולל כשמתחשבים ב-i הוא הגדול ביותר האפשרי (אלגוריתם וק"ג ממקסם את סכום הערכים.</text:span></text:p>
        </text:list-item>
        <text:list-item>
          <text:p text:style-name="P16"><text:span text:style-name="T13">הביטוי בסוגריים השמאליים הוא לפחות 0, לפי הנחת השאלה.</text:span></text:p>
        </text:list-item>
        <text:list-item>
          <text:p text:style-name="P12"><text:span text:style-name="T12">לכן הביטוי כולו הוא לפחות 0. מש"ל</text:span></text:p>
        </text:list-item>
      </text:list>
      <text:p text:style-name="P11"><text:span text:style-name="T12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4T14:48:57.805337907</dc:date>
    <meta:editing-duration>P12DT8H47M25S</meta:editing-duration>
    <meta:editing-cycles>1343</meta:editing-cycles>
    <dc:creator>Erel Segal-Halevi</dc:creator>
    <meta:document-statistic meta:table-count="0" meta:image-count="0" meta:object-count="0" meta:page-count="1" meta:paragraph-count="19" meta:word-count="209" meta:character-count="1115" meta:non-whitespace-character-count="901"/>
  </office:meta>
</office:document-meta>
</file>